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1">
  <office:scripts/>
  <office:automatic-styles>
    <style:style style:name="dp1" style:family="drawing-page"/>
    <style:style style:name="co1" style:family="table-column">
      <style:table-column-properties style:column-width="4.12cm" style:use-optimal-column-width="false"/>
    </style:style>
    <style:style style:name="co2" style:family="table-column">
      <style:table-column-properties style:column-width="4.4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ffffff" style:repeat="repeat"/>
      <style:paragraph-properties fo:text-align="center" fo:border="0.001cm solid #000000"/>
      <style:text-properties fo:color="#000000" fo:font-size="16pt" fo:font-weight="normal" style:font-size-asian="16pt" style:font-weight-asian="normal" style:font-size-complex="16pt" style:font-weight-complex="normal"/>
    </style:style>
    <style:style style:name="ce2" style:family="table-cell">
      <style:graphic-properties style:repeat="repeat"/>
      <style:paragraph-properties fo:text-align="center" fo:border="0.001cm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paragraph-properties fo:text-align="center" fo:border-left="0.001cm solid #000000" fo:border-right="0.001cm solid #000000" fo:border-top="0.001cm solid #000000" fo:border-bottom="none"/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569cm" svg:height="11.821cm" svg:x="3.008cm" svg:y="5.87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# of heads</text:span></text:p>
              </table:table-cell>
              <table:table-cell>
                <text:p text:style-name="P1"><text:span text:style-name="T1">Percent Probability</text:span></text:p>
              </table:table-cell>
            </table:table-row>
            <table:table-row table:style-name="ro1" table:default-cell-style-name="ce2">
              <table:table-cell>
                <text:p text:style-name="P2">0</text:p>
              </table:table-cell>
              <table:table-cell>
                <text:p text:style-name="P2">.09%</text:p>
              </table:table-cell>
            </table:table-row>
            <table:table-row table:style-name="ro1" table:default-cell-style-name="ce2">
              <table:table-cell>
                <text:p text:style-name="P2">1</text:p>
              </table:table-cell>
              <table:table-cell>
                <text:p text:style-name="P2">.97%</text:p>
              </table:table-cell>
            </table:table-row>
            <table:table-row table:style-name="ro1" table:default-cell-style-name="ce2">
              <table:table-cell>
                <text:p text:style-name="P2">2</text:p>
              </table:table-cell>
              <table:table-cell>
                <text:p text:style-name="P2">4.39%</text:p>
              </table:table-cell>
            </table:table-row>
            <table:table-row table:style-name="ro1" table:default-cell-style-name="ce2">
              <table:table-cell>
                <text:p text:style-name="P2">3</text:p>
              </table:table-cell>
              <table:table-cell>
                <text:p text:style-name="P2">11.72%</text:p>
              </table:table-cell>
            </table:table-row>
            <table:table-row table:style-name="ro1" table:default-cell-style-name="ce2">
              <table:table-cell>
                <text:p text:style-name="P2">4</text:p>
              </table:table-cell>
              <table:table-cell>
                <text:p text:style-name="P2">20.51%</text:p>
              </table:table-cell>
            </table:table-row>
            <table:table-row table:style-name="ro1" table:default-cell-style-name="ce3">
              <table:table-cell>
                <text:p text:style-name="P2">5</text:p>
              </table:table-cell>
              <table:table-cell>
                <text:p text:style-name="P2">24.6%</text:p>
              </table:table-cell>
            </table:table-row>
            <table:table-row table:style-name="ro1" table:default-cell-style-name="ce2">
              <table:table-cell>
                <text:p text:style-name="P2">6</text:p>
              </table:table-cell>
              <table:table-cell>
                <text:p text:style-name="P2">20.51%</text:p>
              </table:table-cell>
            </table:table-row>
            <table:table-row table:style-name="ro1" table:default-cell-style-name="ce2">
              <table:table-cell>
                <text:p text:style-name="P2">7</text:p>
              </table:table-cell>
              <table:table-cell>
                <text:p text:style-name="P2">11.72%</text:p>
              </table:table-cell>
            </table:table-row>
            <table:table-row table:style-name="ro1" table:default-cell-style-name="ce2">
              <table:table-cell>
                <text:p text:style-name="P2">8</text:p>
              </table:table-cell>
              <table:table-cell>
                <text:p text:style-name="P2">4.39%</text:p>
              </table:table-cell>
            </table:table-row>
            <table:table-row table:style-name="ro1" table:default-cell-style-name="ce2">
              <table:table-cell>
                <text:p text:style-name="P2">9</text:p>
              </table:table-cell>
              <table:table-cell>
                <text:p text:style-name="P2">.97%</text:p>
              </table:table-cell>
            </table:table-row>
            <table:table-row table:style-name="ro1" table:default-cell-style-name="ce2">
              <table:table-cell>
                <text:p text:style-name="P2">10</text:p>
              </table:table-cell>
              <table:table-cell>
                <text:p text:style-name="P2">.09%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creation-date>2010-03-14T21:31:04</meta:creation-date>
    <dc:date>2010-03-14T21:44:35</dc:date>
    <meta:editing-duration>PT00H13M32S</meta:editing-duration>
    <meta:editing-cycles>2</meta:editing-cycles>
    <meta:generator>OpenOffice.org/3.0$Linux OpenOffice.org_project/300m9$Build-9358</meta:generator>
    <meta:document-statistic meta:object-count="1"/>
  </office:meta>
</office:document-meta>
</file>